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2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3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28cm" svg:stroke-color="#000000" draw:marker-start-width="0.242cm" draw:marker-end-width="0.242cm" svg:stroke-opacity="0%" draw:fill-color="#000000" draw:textarea-horizontal-align="justify" draw:textarea-vertical-align="middle" draw:auto-grow-height="false" fo:min-height="0.104cm" fo:min-width="0cm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6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122cm" svg:height="2.569cm" draw:transform="rotate (1.5707963267949) translate (16.8cm 19cm)">
          <draw:text-box>
            <text:p/>
          </draw:text-box>
        </draw:frame>
        <draw:custom-shape draw:style-name="gr2" draw:text-style-name="P1" draw:layer="layout" svg:width="7cm" svg:height="6.998cm" draw:transform="rotate (1.5707963267949) translate (13.399cm 12.50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6.999cm" svg:height="7.001cm" draw:transform="rotate (1.5707963267949) translate (13.4cm 12.50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503cm" svg:height="0.5cm" draw:transform="rotate (1.5707963267949) translate (6.402cm 10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602cm" svg:y1="10.5cm" svg:x2="17.002cm" svg:y2="14.3cm">
          <text:p/>
        </draw:line>
        <draw:custom-shape draw:style-name="gr7" draw:text-style-name="P1" draw:layer="layout" svg:width="0.503cm" svg:height="0.5cm" draw:transform="rotate (1.5707963267949) translate (16.802cm 14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602cm" svg:y1="10.5cm" svg:x2="8.602cm" svg:y2="11.2cm">
          <text:p/>
        </draw:line>
        <draw:custom-shape draw:style-name="gr5" draw:text-style-name="P1" draw:layer="layout" svg:width="0.503cm" svg:height="0.5cm" draw:transform="rotate (1.5707963267949) translate (7.402cm 11.1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3cm" svg:height="0.5cm" draw:transform="rotate (1.5707963267949) translate (12.702cm 13.1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3cm" svg:height="0.5cm" draw:transform="rotate (1.5707963267949) translate (11.302cm 12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3cm" svg:height="0.5cm" draw:transform="rotate (1.5707963267949) translate (10.002cm 12.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3cm" svg:height="0.5cm" draw:transform="rotate (1.5707963267949) translate (8.702cm 11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3cm" svg:height="0.5cm" draw:transform="rotate (1.5707963267949) translate (13.902cm 13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3cm" svg:height="0.5cm" draw:transform="rotate (1.5707963267949) translate (15.402cm 14.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4cm" svg:height="1.405cm" svg:x="17.301cm" svg:y="12.989cm">
          <draw:text-box>
            <text:p><text:span text:style-name="T1">P</text:span><text:span text:style-name="T2">n</text:span></text:p>
          </draw:text-box>
        </draw:frame>
        <draw:polyline draw:style-name="gr10" draw:text-style-name="P1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10" draw:text-style-name="P1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1" draw:text-style-name="P2" draw:layer="layout" svg:width="1.162cm" svg:height="1.204cm" svg:x="5.327cm" svg:y="9.196cm">
          <draw:text-box>
            <text:p><text:span text:style-name="T1">O</text:span></text:p>
          </draw:text-box>
        </draw:frame>
        <draw:frame draw:style-name="gr9" draw:text-style-name="P2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frame draw:style-name="gr9" draw:text-style-name="P2" draw:layer="layout" svg:width="1.175cm" svg:height="1.405cm" svg:x="12.4cm" svg:y="13.095cm">
          <draw:text-box>
            <text:p text:style-name="P2"><text:span text:style-name="T1">P</text:span><text:span text:style-name="T2">i</text:span></text:p>
          </draw:text-box>
        </draw:frame>
        <draw:frame draw:style-name="gr9" draw:text-style-name="P2" draw:layer="layout" svg:width="1.34cm" svg:height="1.405cm" svg:x="7cm" svg:y="11.095cm">
          <draw:text-box>
            <text:p text:style-name="P2"><text:span text:style-name="T1">P</text:span><text:span text:style-name="T2">1</text:span></text:p>
          </draw:text-box>
        </draw:frame>
        <draw:frame draw:style-name="gr9" draw:text-style-name="P2" draw:layer="layout" svg:width="1.34cm" svg:height="1.405cm" svg:x="8.3cm" svg:y="11.595cm">
          <draw:text-box>
            <text:p text:style-name="P2"><text:span text:style-name="T1">P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6:57:11.327462013</dc:date>
    <meta:editing-duration>PT1H15M40S</meta:editing-duration>
    <meta:editing-cycles>32</meta:editing-cycles>
    <meta:generator>LibreOffice/4.2.8.2$Linux_X86_64 LibreOffice_project/420m0$Build-2</meta:generator>
    <meta:document-statistic meta:object-count="23"/>
  </office:meta>
</office:document-meta>
</file>